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e49f" officeooo:paragraph-rsid="000fe49f"/>
    </style:style>
    <style:style style:name="P2" style:family="paragraph" style:parent-style-name="Standard">
      <style:text-properties officeooo:rsid="00105329" officeooo:paragraph-rsid="00105329"/>
    </style:style>
    <style:style style:name="P3" style:family="paragraph" style:parent-style-name="Standard">
      <style:text-properties officeooo:rsid="00133e7a" officeooo:paragraph-rsid="00133e7a"/>
    </style:style>
    <style:style style:name="T1" style:family="text">
      <style:text-properties officeooo:rsid="0011ca6c"/>
    </style:style>
    <style:style style:name="T2" style:family="text">
      <style:text-properties officeooo:rsid="0011f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ur layers of exclusion.</text:p>
      <text:p text:style-name="P1"/>
      <text:p text:style-name="P1">The first level was where you’re allowed to teach,</text:p>
      <text:p text:style-name="P1">and then whether or not you could publish books,</text:p>
      <text:p text:style-name="P1">and then whether or not you <text:span text:style-name="T2">were</text:span> actually <text:span text:style-name="T2">allowed to</text:span> work <text:span text:style-name="T1">in your domain</text:span>.</text:p>
      <text:p text:style-name="P2">Fourth is you get arrested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2T23:10:33.402173697</meta:creation-date>
    <dc:date>2022-08-22T23:42:23.051979484</dc:date>
    <meta:editing-duration>PT31M47S</meta:editing-duration>
    <meta:editing-cycles>8</meta:editing-cycles>
    <meta:generator>LibreOffice/7.3.0.3$MacOSX_X86_64 LibreOffice_project/0f246aa12d0eee4a0f7adcefbf7c878fc2238db3</meta:generator>
    <meta:document-statistic meta:table-count="0" meta:image-count="0" meta:object-count="0" meta:page-count="1" meta:paragraph-count="5" meta:word-count="41" meta:character-count="223" meta:non-whitespace-character-count="187"/>
  </office:meta>
</office:document-meta>
</file>